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230" officeooo:paragraph-rsid="0004e230"/>
    </style:style>
    <style:style style:name="P2" style:family="paragraph" style:parent-style-name="Standard">
      <style:text-properties fo:font-size="18pt" officeooo:rsid="0004e230" officeooo:paragraph-rsid="0004e230" style:font-size-asian="18pt" style:font-size-complex="18pt"/>
    </style:style>
    <style:style style:name="P3" style:family="paragraph" style:parent-style-name="Standard">
      <style:text-properties fo:font-variant="normal" fo:text-transform="none" fo:color="#525c65" style:font-name="Open Sans" fo:font-size="18pt" fo:letter-spacing="normal" fo:font-style="normal" fo:font-weight="normal" officeooo:rsid="0004e230" officeooo:paragraph-rsid="0004e230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hat do you hope to accomplish through this program?</text:p>
      <text:p text:style-name="P1"/>
      <text:p text:style-name="P1"/>
      <text:p text:style-name="P1">I have several projects I hope to make a reality that do not yet exist. <text:s/>I wish to find gainful employment working in the Web Development industry.</text:p>
      <text:p text:style-name="P1"/>
      <text:p text:style-name="P1"/>
      <text:p text:style-name="P2">Why do you deserve this scholarship?</text:p>
      <text:p text:style-name="P1"/>
      <text:p text:style-name="P1">I deserve this scholarship because my kids deserve it. I know that eventually however long it takes, my dream to work in web development will come true. <text:s/>My children need a father that will leave a legacy for the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3:06:49.656225352</meta:creation-date>
    <dc:date>2017-11-16T03:14:25.399481891</dc:date>
    <meta:editing-duration>PT7M3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81" meta:character-count="450" meta:non-whitespace-character-count="370"/>
  </office:meta>
</office:document-meta>
</file>